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31ce" officeooo:paragraph-rsid="001331ce" style:font-size-asian="14pt" style:font-size-complex="16pt"/>
    </style:style>
    <style:style style:name="P2" style:family="paragraph" style:parent-style-name="Standard">
      <style:text-properties fo:font-size="18pt" officeooo:rsid="001331ce" officeooo:paragraph-rsid="001331ce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version of a bipartitite matching problem to network flow</text:p>
      <text:p text:style-name="P1"/>
      <text:p text:style-name="Standard">To prove that the conversion of the matching problem to a network flow problem gives the correct maximum matching, we need to show two things:</text:p>
      <text:p text:style-name="Standard"/>
      <text:p text:style-name="Standard">1. The maximum flow in the network corresponds to the maximum matching in the original bipartite graph.</text:p>
      <text:p text:style-name="Standard">2. The maximum flow can be found using the max-flow min-cut theorem.</text:p>
      <text:p text:style-name="Standard"/>
      <text:p text:style-name="Standard">Let's start with a formal definition of the matching problem and the construction of the corresponding network flow graph:</text:p>
      <text:p text:style-name="Standard"/>
      <text:p text:style-name="Standard">Matching Problem:</text:p>
      <text:p text:style-name="Standard">Given a bipartite graph G(V, E) with vertex set V partitioned into two disjoint sets V1 and V2 and edge set E, the matching problem aims to find a subset of edges M ⊆ E such that no two edges in M share a common vertex. In other words, each vertex in V1 and V2 is incident to at most one edge in M.</text:p>
      <text:p text:style-name="Standard"/>
      <text:p text:style-name="Standard">Construction of Network Flow Graph:</text:p>
      <text:p text:style-name="Standard">To convert the matching problem to a network flow problem, we create a network flow graph G'(V', E') as follows:</text:p>
      <text:p text:style-name="Standard"/>
      <text:p text:style-name="Standard">1. Add a source node s and connect it to all vertices in V1 with edges of infinite capacity.</text:p>
      <text:p text:style-name="Standard">2. Add a sink node t and connect all vertices in V2 to the sink node with edges of infinite capacity.</text:p>
      <text:p text:style-name="Standard">3. For each edge (u, v) in the original bipartite graph G, add an edge from u in V1 to v in V2 with capacity 1.</text:p>
      <text:p text:style-name="Standard"/>
      <text:p text:style-name="Standard">With this construction, the network flow graph G' represents a flow problem where the flow from s to t corresponds to a matching in the original bipartite graph.</text:p>
      <text:p text:style-name="Standard"/>
      <text:p text:style-name="Standard">Now, let's prove the two points mentioned earlier:</text:p>
      <text:p text:style-name="Standard"/>
      <text:p text:style-name="Standard">1. The maximum flow in the network corresponds to the maximum matching in the original bipartite graph:</text:p>
      <text:p text:style-name="Standard"><text:s text:c="3"/>- The flow from s to t in G' represents a matching in G because each edge in the matching has a flow of 1 (limited by the edge capacity of 1).</text:p>
      <text:p text:style-name="Standard"><text:s text:c="3"/>- Similarly, the flow from s to t in G' corresponds to a valid matching since no two edges share a common vertex, given the flow conservation at each node.</text:p>
      <text:p text:style-name="Standard"/>
      <text:p text:style-name="Standard">2. The maximum flow can be found using the max-flow min-cut theorem:</text:p>
      <text:p text:style-name="Standard"><text:s text:c="3"/>- According to the max-flow min-cut theorem, the maximum flow in a network is equal to the minimum capacity of the cut sets of the network.</text:p>
      <text:p text:style-name="Standard"><text:s text:c="3"/>- In our constructed graph G', the minimum cut sets will be the sets of vertices S in V1 and T in V2 such that all edges from S to T are cut, and S ∪ T includes all vertices in V1 and V2.</text:p>
      <text:p text:style-name="Standard"><text:s text:c="3"/>- The capacity of this cut is equal to the size of the maximum matching, as each edge has a capacity of 1.</text:p>
      <text:p text:style-name="Standard"><text:s text:c="3"/>- Thus, the max-flow min-cut theorem ensures that the maximum flow in G' is equal to the size of the maximum matching in the original bipartite graph G.</text:p>
      <text:p text:style-name="Standard"/>
      <text:p text:style-name="Standard"><text:soft-page-break/>Therefore, by converting the matching problem to a network flow problem and applying the max-flow min-cut theorem, we can find the correct maximum matching in the original bipartite grap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5T13:08:12.552805983</meta:creation-date>
    <dc:date>2023-08-05T15:47:54.764610730</dc:date>
    <meta:editing-duration>PT2H39M43S</meta:editing-duration>
    <meta:editing-cycles>1</meta:editing-cycles>
    <meta:document-statistic meta:table-count="0" meta:image-count="0" meta:object-count="0" meta:page-count="2" meta:paragraph-count="23" meta:word-count="516" meta:character-count="2730" meta:non-whitespace-character-count="2219"/>
    <meta:generator>LibreOffice/6.4.7.2$Linux_X86_64 LibreOffice_project/40$Build-2</meta:generator>
  </office:meta>
</office:document-meta>
</file>